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D0000009E82FBFBBEB.png" manifest:media-type="image/png"/>
  <manifest:file-entry manifest:full-path="Pictures/10000201000006A800000D589320F45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Keep Calm" svg:font-family="'Keep Calm'" style:font-pitch="variable"/>
    <style:font-face style:name="OCR A Extended" svg:font-family="'OCR A Extend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Keep Calm" fo:font-size="60pt" officeooo:rsid="0016b744" style:font-size-asian="60pt" style:font-size-complex="6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1.68mm" svg:y="66.62mm" svg:width="79.41mm" svg:height="159.21mm" draw:z-index="0"><draw:image xlink:href="Pictures/10000201000006A800000D589320F45C.png" xlink:type="simple" xlink:show="embed" xlink:actuate="onLoad"/></draw:frame><draw:frame draw:style-name="fr1" draw:name="Image2" text:anchor-type="paragraph" svg:x="85.46mm" svg:y="66.75mm" svg:width="92.85mm" svg:height="117.76mm" draw:z-index="1"><draw:image xlink:href="Pictures/10000201000007D0000009E82FBFBBEB.png" xlink:type="simple" xlink:show="embed" xlink:actuate="onLoad"/></draw:frame>Parcours lib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Keep Calm" svg:font-family="'Keep Calm'" style:font-pitch="variable"/>
    <style:font-face style:name="OCR A Extended" svg:font-family="'OCR A Extend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4T16:36:16.136219000</meta:creation-date>
    <meta:print-date>2015-07-14T16:55:27.108635000</meta:print-date>
    <dc:date>2015-07-14T16:55:38.715943000</dc:date>
    <meta:editing-duration>PT3M1S</meta:editing-duration>
    <meta:editing-cycles>1</meta:editing-cycles>
    <meta:document-statistic meta:table-count="0" meta:image-count="2" meta:object-count="0" meta:page-count="1" meta:paragraph-count="1" meta:word-count="2" meta:character-count="14" meta:non-whitespace-character-count="13"/>
    <meta:generator>LibreOffice/4.4.3.2$MacOSX_X86_64 LibreOffice_project/88805f81e9fe61362df02b9941de8e38a9b5fd16</meta:generator>
  </office:meta>
</office:document-meta>
</file>